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>
        <style:tab-stops>
          <style:tab-stop style:position="2.007cm"/>
        </style:tab-stops>
      </style:paragraph-properties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>
      <style:paragraph-properties>
        <style:tab-stops>
          <style:tab-stop style:position="2.007cm"/>
        </style:tab-stops>
      </style:paragraph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🚀 Évaluation finale - Développeur Web &amp; Web Mobile</text:span></text:h>
      <text:p text:style-name="Text_20_body">📅 <text:span text:style-name="Strong_20_Emphasis">Durée du projet : 2 semaines</text:span></text:p>
      <text:h text:style-name="Heading_20_2" text:outline-level="2">🎯 <text:span text:style-name="Strong_20_Emphasis">Projet : Portfolio Dynamique avec Dashboard</text:span></text:h>
      <text:p text:style-name="Text_20_body">Vous allez concevoir une application <text:span text:style-name="Strong_20_Emphasis">MERN</text:span> permettant aux utilisateurs de gérer et afficher leurs compétences via un <text:span text:style-name="Strong_20_Emphasis">portfolio dynamique</text:span>. L'application devra être <text:span text:style-name="Strong_20_Emphasis">sécurisée</text:span>, <text:span text:style-name="Strong_20_Emphasis">responsive (mobile-first)</text:span> et conforme aux exigences <text:span text:style-name="Strong_20_Emphasis">RGPD</text:span> avec un <text:span text:style-name="Strong_20_Emphasis">système de gestion des cookies (Tarteaucitron.js)</text:span> et un <text:span text:style-name="Strong_20_Emphasis">Captcha (Google reCAPTCHA ou Tarteaucitron)</text:span> pour sécuriser l’authentification.</text:p>
      <text:p text:style-name="Horizontal_20_Line"/>
      <text:h text:style-name="Heading_20_2" text:outline-level="2">🏗 <text:span text:style-name="Strong_20_Emphasis">Compétences validées et Astuces</text:span></text:h>
      <text:h text:style-name="Heading_20_3" text:outline-level="3"><text:span text:style-name="Strong_20_Emphasis">1️⃣ Maquetter des interfaces utilisateur</text:span></text:h>
      <text:p text:style-name="Text_20_body">📌 <text:span text:style-name="Strong_20_Emphasis">Outils recommandés</text:span> : Figma, Adobe XD<text:line-break/>📌 <text:span text:style-name="Strong_20_Emphasis">Bonnes pratiques UX/UI</text:span> :<text:line-break/>✅ <text:span text:style-name="Strong_20_Emphasis">Design mobile-first</text:span> : commencez la conception sur mobile, puis adaptez au desktop<text:line-break/>✅ Navigation intuitive entre le <text:span text:style-name="Strong_20_Emphasis">portfolio</text:span> et le <text:span text:style-name="Strong_20_Emphasis">dashboard</text:span><text:line-break/>✅ Affichage des compétences sous forme de <text:span text:style-name="Strong_20_Emphasis">cartes interactives</text:span></text:p>
      <text:p text:style-name="Text_20_body">💡 <text:span text:style-name="Strong_20_Emphasis">Astuce</text:span> : Utilisez un <text:span text:style-name="Strong_20_Emphasis">système de grille CSS (Flexbox, Grid)</text:span> pour assurer une mise en page fluide.</text:p>
      <text:p text:style-name="Horizontal_20_Line"/>
      <text:h text:style-name="Heading_20_3" text:outline-level="3"><text:span text:style-name="Strong_20_Emphasis">2️⃣ Mettre en place une base de données relationnelle</text:span></text:h>
      <text:p text:style-name="Text_20_body">📌 <text:span text:style-name="Strong_20_Emphasis">Technologies</text:span> : MongoDB + Mongoose<text:line-break/>📌 <text:span text:style-name="Strong_20_Emphasis">Collections MongoDB</text:span> :</text:p>
      <text:list text:style-name="L1">
        <text:list-item>
          <text:p text:style-name="P2"><text:span text:style-name="Source_20_Text">users</text:span> : nom, email, mot de passe (haché avec bcrypt), rôle (admin/user)</text:p>
        </text:list-item>
        <text:list-item>
          <text:p text:style-name="P2"><text:span text:style-name="Source_20_Text">skills</text:span> : titre, catégorie, niveau (débutant, intermédiaire, expert), image (Cloudinary)</text:p>
        </text:list-item>
        <text:list-item>
          <text:p text:style-name="P3"><text:span text:style-name="Source_20_Text">settings</text:span> : préférences utilisateur, choix des cookies</text:p>
        </text:list-item>
      </text:list>
      <text:p text:style-name="Text_20_body">💡 <text:span text:style-name="Strong_20_Emphasis">Astuce</text:span> : Pensez à indexer les champs utilisés fréquemment pour optimiser les requêtes.</text:p>
      <text:p text:style-name="Horizontal_20_Line"/>
      <text:h text:style-name="Heading_20_3" text:outline-level="3"><text:span text:style-name="Strong_20_Emphasis">3️⃣ Développer des composants d’accès aux données (SQL ou NoSQL)</text:span></text:h>
      <text:p text:style-name="Text_20_body">📌 <text:span text:style-name="Strong_20_Emphasis">Backend : Express + MongoDB</text:span><text:line-break/>✅ API REST avec routes <text:span text:style-name="Source_20_Text">/api/skills</text:span> (CRUD)<text:line-break/>✅ Upload des images sur <text:span text:style-name="Strong_20_Emphasis">Cloudinary</text:span> via <text:span text:style-name="Strong_20_Emphasis">Multer</text:span><text:line-break/>✅ Authentification sécurisée avec <text:span text:style-name="Strong_20_Emphasis">JWT &amp; bcrypt</text:span></text:p>
      <text:p text:style-name="Text_20_body">💡 <text:span text:style-name="Strong_20_Emphasis">Astuce</text:span> : Stockez le <text:span text:style-name="Strong_20_Emphasis">token JWT</text:span> dans un <text:span text:style-name="Strong_20_Emphasis">httpOnly cookie</text:span> pour éviter les attaques XSS.</text:p>
      <text:p text:style-name="Horizontal_20_Line"/>
      <text:h text:style-name="Heading_20_3" text:outline-level="3"><text:soft-page-break/><text:span text:style-name="Strong_20_Emphasis">4️⃣ Développer des composants métier côté serveur</text:span></text:h>
      <text:p text:style-name="Text_20_body">📌 <text:span text:style-name="Strong_20_Emphasis">Sécurité</text:span> :<text:line-break/>✅ <text:span text:style-name="Strong_20_Emphasis">helmet</text:span> pour protéger les en-têtes HTTP<text:line-break/>✅ <text:span text:style-name="Strong_20_Emphasis">cors</text:span> pour gérer les accès cross-origin<text:line-break/>✅ <text:span text:style-name="Strong_20_Emphasis">Tarteaucitron.js</text:span> pour la gestion des cookies (RGPD)<text:line-break/>✅ <text:span text:style-name="Strong_20_Emphasis">Google reCAPTCHA ou Tarteaucitron CAPTCHA</text:span> pour bloquer les bots<text:line-break/>✅ <text:span text:style-name="Strong_20_Emphasis">Middleware de rôles</text:span> (<text:span text:style-name="Source_20_Text">admin</text:span>, <text:span text:style-name="Source_20_Text">utilisateur</text:span>) pour sécuriser le dashboard</text:p>
      <text:p text:style-name="Text_20_body">💡 <text:span text:style-name="Strong_20_Emphasis">Astuce</text:span> : Ajoutez un <text:span text:style-name="Strong_20_Emphasis">logger (Winston, Morgan)</text:span> pour suivre les actions des utilisateurs.</text:p>
      <text:p text:style-name="Horizontal_20_Line"/>
      <text:h text:style-name="Heading_20_3" text:outline-level="3"><text:span text:style-name="Strong_20_Emphasis">5️⃣ Documenter le déploiement de l’application</text:span></text:h>
      <text:p text:style-name="Text_20_body">📌 <text:span text:style-name="Strong_20_Emphasis">README.md avec</text:span> :<text:line-break/>✅ Installation et exécution du projet<text:line-break/>✅ Déploiement backend (<text:span text:style-name="Strong_20_Emphasis">Render, Railway, Heroku</text:span>)<text:line-break/>✅ Déploiement frontend (<text:span text:style-name="Strong_20_Emphasis">Vercel, Netlify</text:span>)<text:line-break/>✅ <text:span text:style-name="Strong_20_Emphasis">Collection Postman</text:span> pour tester l’API</text:p>
      <text:p text:style-name="Text_20_body">💡 <text:span text:style-name="Strong_20_Emphasis">Astuce</text:span> : Faites un <text:span text:style-name="Strong_20_Emphasis">schéma d’architecture</text:span> pour clarifier l'organisation du projet.</text:p>
      <text:p text:style-name="Horizontal_20_Line"/>
      <text:h text:style-name="Heading_20_3" text:outline-level="3"><text:span text:style-name="Strong_20_Emphasis">6️⃣ Réaliser des interfaces utilisateur statiques et dynamiques</text:span></text:h>
      <text:p text:style-name="Text_20_body">📌 <text:span text:style-name="Strong_20_Emphasis">Frontend avec React (Mobile-First &amp; Responsive)</text:span> :<text:line-break/>✅ <text:span text:style-name="Strong_20_Emphasis">Portfolio dynamique</text:span> affichant les compétences<text:line-break/>✅ <text:span text:style-name="Strong_20_Emphasis">Dashboard sécurisé</text:span> pour ajouter/modifier/supprimer des compétences<text:line-break/>✅ <text:span text:style-name="Strong_20_Emphasis">Formulaire de connexion avec reCAPTCHA</text:span><text:line-break/>✅ <text:span text:style-name="Strong_20_Emphasis">Gestion des cookies avec Tarteaucitron.js</text:span><text:line-break/>✅ <text:span text:style-name="Strong_20_Emphasis">Utilisation de React Router et Axios</text:span><text:line-break/>✅ <text:span text:style-name="Strong_20_Emphasis">Mise en page responsive (Mobile-First) avec Tailwind CSS ou Bootstrap</text:span></text:p>
      <text:p text:style-name="Text_20_body">💡 <text:span text:style-name="Strong_20_Emphasis">Astuce</text:span> :</text:p>
      <text:list text:style-name="L2">
        <text:list-item>
          <text:p text:style-name="P4"><text:span text:style-name="Strong_20_Emphasis">Testez votre site sur différents écrans (Chrome DevTools)</text:span> pour un rendu optimal.</text:p>
        </text:list-item>
        <text:list-item>
          <text:p text:style-name="P5">Utilisez <text:span text:style-name="Strong_20_Emphasis">React Query</text:span> ou <text:span text:style-name="Strong_20_Emphasis">Redux Toolkit</text:span> pour optimiser la gestion des requêtes API.</text:p>
        </text:list-item>
      </text:list>
      <text:p text:style-name="Horizontal_20_Line"/>
      <text:h text:style-name="Heading_20_2" text:outline-level="2">📂 <text:span text:style-name="Strong_20_Emphasis">Livrables attendus</text:span></text:h>
      <text:p text:style-name="Text_20_body">✅ <text:span text:style-name="Strong_20_Emphasis">Code source GitHub</text:span> avec un <text:span text:style-name="Strong_20_Emphasis">README clair</text:span><text:line-break/>✅ <text:span text:style-name="Strong_20_Emphasis">Rapport de projet</text:span> expliquant les choix techniques<text:line-break/>✅ <text:span text:style-name="Strong_20_Emphasis">Diaporama de présentation</text:span><text:line-break/>✅ <text:span text:style-name="Strong_20_Emphasis">Collection Postman pour les tests API</text:span></text:p>
      <text:p text:style-name="Horizontal_20_Line"/>
      <text:p text:style-name="Text_20_body">⏳ <text:span text:style-name="Strong_20_Emphasis">Durée : 2 semaines</text:span></text:p>
      <text:p text:style-name="Text_20_body">🔥 <text:span text:style-name="Strong_20_Emphasis">Montrez votre expertise !</text:span> 🔥</text:p>
      <text:p text:style-name="P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998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04:47.391244698</meta:creation-date>
    <dc:date>2025-02-06T10:24:19.532820921</dc:date>
    <meta:editing-duration>PT9M21S</meta:editing-duration>
    <meta:editing-cycles>1</meta:editing-cycles>
    <meta:document-statistic meta:table-count="0" meta:image-count="0" meta:object-count="0" meta:page-count="2" meta:paragraph-count="32" meta:word-count="502" meta:character-count="3217" meta:non-whitespace-character-count="2752"/>
    <meta:generator>LibreOffice/24.8.4.2$Linux_X86_64 LibreOffice_project/480$Build-2</meta:generator>
  </office:meta>
</office:document-meta>
</file>